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Times New Roman" svg:font-family="'Times New Roman'" style:font-family-generic="roman"/>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11428f" officeooo:paragraph-rsid="0011428f"/>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P_5f_PERTAMA">
      <style:paragraph-properties fo:text-align="justify" style:justify-single-word="false"/>
    </style:style>
    <style:style style:name="P5" style:family="paragraph" style:parent-style-name="P_5f_PERTAMA">
      <style:paragraph-properties fo:text-align="justify" style:justify-single-word="false"/>
      <style:text-properties officeooo:paragraph-rsid="00288ec6"/>
    </style:style>
    <style:style style:name="P6" style:family="paragraph" style:parent-style-name="P_5f_PERTAMA">
      <style:paragraph-properties fo:text-align="justify" style:justify-single-word="false"/>
      <style:text-properties officeooo:paragraph-rsid="0044bfad"/>
    </style:style>
    <style:style style:name="P7" style:family="paragraph" style:parent-style-name="Standard">
      <style:paragraph-properties fo:margin-top="0cm" fo:margin-bottom="0cm" style:contextual-spacing="false" fo:line-height="150%" fo:text-align="justify" style:justify-single-word="false"/>
      <style:text-properties fo:font-weight="normal" officeooo:paragraph-rsid="0011428f" style:font-weight-asian="normal" style:font-weight-complex="normal"/>
    </style:style>
    <style:style style:name="P8" style:family="paragraph" style:parent-style-name="Standard">
      <style:paragraph-properties fo:margin-top="0cm" fo:margin-bottom="0cm" style:contextual-spacing="false" fo:line-height="200%" fo:text-align="center" style:justify-single-word="false"/>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line-height="150%" fo:text-align="justify" style:justify-single-word="false"/>
      <style:text-properties style:font-name="Times New Roman" fo:font-size="12pt" fo:language="id" fo:country="ID" fo:font-weight="normal" officeooo:paragraph-rsid="000ef5c4" style:font-size-asian="12pt" style:font-weight-asian="normal" style:font-name-complex="Times New Roman1" style:font-size-complex="12pt" style:font-weight-complex="normal"/>
    </style:style>
    <style:style style:name="P10" style:family="paragraph" style:parent-style-name="P_5f_KEDUA">
      <style:paragraph-properties fo:text-align="justify" style:justify-single-word="false"/>
      <style:text-properties officeooo:paragraph-rsid="001f3e9a"/>
    </style:style>
    <style:style style:name="P11" style:family="paragraph" style:parent-style-name="P_5f_KEDUA">
      <style:paragraph-properties fo:text-align="justify" style:justify-single-word="false"/>
      <style:text-properties officeooo:paragraph-rsid="0011428f"/>
    </style:style>
    <style:style style:name="P12" style:family="paragraph" style:parent-style-name="Standard">
      <style:paragraph-properties fo:margin-left="2.251cm" fo:margin-right="0cm" fo:line-height="150%" fo:text-align="justify" style:justify-single-word="false" fo:text-indent="0cm" style:auto-text-indent="false"/>
      <style:text-properties style:font-name="Times New Roman" fo:font-size="12pt" fo:language="id" fo:country="ID" fo:font-weight="normal" officeooo:paragraph-rsid="0011428f" style:font-size-asian="12pt" style:font-weight-asian="normal" style:font-name-complex="Times New Roman1" style:font-size-complex="12pt" style:font-weight-complex="normal"/>
    </style:style>
    <style:style style:name="P13" style:family="paragraph" style:parent-style-name="P_5f_PERTAMA" style:master-page-name="PKN_20_setelah_20_bab">
      <style:paragraph-properties fo:text-align="justify" style:justify-single-word="false" style:page-number="2"/>
    </style:style>
    <style:style style:name="P14" style:family="paragraph" style:parent-style-name="P_5f_PERTAMA" style:list-style-name="anak_20_bab" style:master-page-name="">
      <style:paragraph-properties fo:text-align="justify" style:justify-single-word="false" style:page-number="auto" fo:break-before="auto" fo:break-after="auto"/>
      <style:text-properties fo:font-weight="bold" officeooo:paragraph-rsid="0011428f" style:font-weight-asian="bold" style:font-weight-complex="bold"/>
    </style:style>
    <style:style style:name="P15" style:family="paragraph" style:parent-style-name="Standard" style:master-page-name="PKN">
      <style:paragraph-properties fo:margin-top="0cm" fo:margin-bottom="0cm" style:contextual-spacing="false" fo:line-height="200%" fo:text-align="center" style:justify-single-word="false" style:page-number="auto"/>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16" style:family="paragraph" style:parent-style-name="Standard" style:list-style-name="anak_20_bab">
      <style:paragraph-properties fo:margin-top="0cm" fo:margin-bottom="0cm" style:contextual-spacing="false" fo:line-height="150%" fo:text-align="justify" style:justify-single-word="false"/>
      <style:text-properties style:font-name="Times New Roman" fo:font-size="12pt" fo:language="id" fo:country="ID" fo:font-weight="bold" officeooo:paragraph-rsid="000ef5c4" style:font-size-asian="12pt" style:font-weight-asian="bold" style:font-name-complex="Times New Roman1" style:font-size-complex="12pt" style:font-weight-complex="bold"/>
    </style:style>
    <style:style style:name="P17" style:family="paragraph" style:parent-style-name="Standard" style:list-style-name="pasal">
      <style:paragraph-properties fo:margin-top="0cm" fo:margin-bottom="0cm" style:contextual-spacing="false" fo:line-height="150%" fo:text-align="justify" style:justify-single-word="false"/>
      <style:text-properties fo:font-weight="bold" officeooo:paragraph-rsid="0011428f" style:font-weight-asian="bold" style:font-weight-complex="bold"/>
    </style:style>
    <style:style style:name="P18" style:family="paragraph" style:parent-style-name="Standard" style:list-style-name="pasal">
      <style:paragraph-properties fo:margin-top="0cm" fo:margin-bottom="0cm" style:contextual-spacing="false" fo:line-height="150%" fo:text-align="justify" style:justify-single-word="false"/>
      <style:text-properties fo:font-weight="bold" officeooo:paragraph-rsid="003f6645" style:font-weight-asian="bold" style:font-weight-complex="bold"/>
    </style:style>
    <style:style style:name="P19" style:family="paragraph" style:parent-style-name="Standard" style:list-style-name="anak_20_bab">
      <style:paragraph-properties fo:margin-top="0cm" fo:margin-bottom="0cm" style:contextual-spacing="false" fo:line-height="150%" fo:text-align="justify" style:justify-single-word="false"/>
      <style:text-properties fo:font-weight="bold" officeooo:paragraph-rsid="0011428f" style:font-weight-asian="bold" style:font-weight-complex="bold"/>
    </style:style>
    <style:style style:name="P20" style:family="paragraph" style:parent-style-name="Standard" style:list-style-name="pasal_20_dari_20_1">
      <style:paragraph-properties fo:margin-top="0cm" fo:margin-bottom="0cm" style:contextual-spacing="false" fo:line-height="150%" fo:text-align="justify" style:justify-single-word="false"/>
      <style:text-properties fo:font-weight="bold" officeooo:paragraph-rsid="0011428f" style:font-weight-asian="bold" style:font-weight-complex="bold"/>
    </style:style>
    <style:style style:name="P21" style:family="paragraph" style:parent-style-name="Standard" style:list-style-name="pasal">
      <style:paragraph-properties fo:margin-top="0cm" fo:margin-bottom="0cm" style:contextual-spacing="false" fo:line-height="150%" fo:text-align="justify" style:justify-single-word="false"/>
      <style:text-properties fo:font-weight="normal" officeooo:rsid="003f6645" officeooo:paragraph-rsid="003f6645" style:font-weight-asian="normal" style:font-weight-complex="normal"/>
    </style:style>
    <style:style style:name="P22" style:family="paragraph" style:parent-style-name="Standard" style:list-style-name="anak_20_pasal_20_dari">
      <style:paragraph-properties fo:margin-top="0cm" fo:margin-bottom="0cm" style:contextual-spacing="false" fo:line-height="150%" fo:text-align="justify" style:justify-single-word="false"/>
      <style:text-properties fo:font-weight="normal" officeooo:rsid="003f6645" officeooo:paragraph-rsid="003f6645" style:font-weight-asian="normal" style:font-weight-complex="normal"/>
    </style:style>
    <style:style style:name="P23" style:family="paragraph" style:parent-style-name="Standard" style:list-style-name="anak_20_pasal_20_dari">
      <style:paragraph-properties fo:margin-top="0cm" fo:margin-bottom="0cm" style:contextual-spacing="false" fo:line-height="150%" fo:text-align="justify" style:justify-single-word="false"/>
      <style:text-properties officeooo:paragraph-rsid="003f6645"/>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122a"/>
    </style:style>
    <style:style style:name="T2" style:family="text">
      <style:text-properties style:text-underline-style="none"/>
    </style:style>
    <style:style style:name="T3" style:family="text">
      <style:text-properties officeooo:rsid="001ac50a"/>
    </style:style>
    <style:style style:name="T4" style:family="text">
      <style:text-properties officeooo:rsid="001f3e9a"/>
    </style:style>
    <style:style style:name="T5" style:family="text">
      <style:text-properties style:use-window-font-color="true" loext:opacity="0%" style:font-name="Times New Roman" fo:font-size="12pt" fo:language="en" fo:country="US" officeooo:rsid="001ffce1" style:letter-kerning="false" style:font-name-asian="Calibri" style:font-size-asian="12pt" style:language-asian="en" style:country-asian="US" style:font-name-complex="Tahoma" style:font-size-complex="11pt" style:language-complex="ar" style:country-complex="SA"/>
    </style:style>
    <style:style style:name="T6" style:family="text">
      <style:text-properties style:use-window-font-color="true" loext:opacity="0%" style:font-name="Times New Roman" fo:font-size="12pt" fo:language="en" fo:country="US" officeooo:rsid="00266f7c" style:letter-kerning="false" style:font-name-asian="Calibri" style:font-size-asian="12pt" style:language-asian="en" style:country-asian="US" style:font-name-complex="Tahoma" style:font-size-complex="11pt" style:language-complex="ar" style:country-complex="SA"/>
    </style:style>
    <style:style style:name="T7" style:family="text">
      <style:text-properties officeooo:rsid="002409f9"/>
    </style:style>
    <style:style style:name="T8" style:family="text">
      <style:text-properties officeooo:rsid="00249c49"/>
    </style:style>
    <style:style style:name="T9" style:family="text">
      <style:text-properties officeooo:rsid="0026983a"/>
    </style:style>
    <style:style style:name="T10" style:family="text">
      <style:text-properties officeooo:rsid="00288ec6"/>
    </style:style>
    <style:style style:name="T11" style:family="text">
      <style:text-properties officeooo:rsid="00293cf7"/>
    </style:style>
    <style:style style:name="T12" style:family="text">
      <style:text-properties officeooo:rsid="002f61cd"/>
    </style:style>
    <style:style style:name="T13" style:family="text">
      <style:text-properties officeooo:rsid="00307b33"/>
    </style:style>
    <style:style style:name="T14" style:family="text">
      <style:text-properties officeooo:rsid="00346d01"/>
    </style:style>
    <style:style style:name="T15" style:family="text">
      <style:text-properties officeooo:rsid="003bd571"/>
    </style:style>
    <style:style style:name="T16" style:family="text">
      <style:text-properties officeooo:rsid="0050dfda"/>
    </style:style>
    <style:style style:name="T1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BAB I</text:p>
      <text:p text:style-name="P8">PENDAHULUAN</text:p>
      <text:p text:style-name="P9"/>
      <text:list xml:id="list325639202" text:style-name="anak_20_bab">
        <text:list-item>
          <text:p text:style-name="P16">Latar Belakang<office:annotation loext:resolved="false"><dc:creator>Aska Erlangga</dc:creator><dc:date>2021-07-05T21:39:12.669062750</dc:date><meta:creator-initials>AE</meta:creator-initials><text:p text:style-name="P24"><text:span text:style-name="T17">REVISI</text:span></text:p><text:p text:style-name="P24"><text:span text:style-name="T17">Urutan :</text:span></text:p><text:p text:style-name="P24"><text:span text:style-name="T17">1. Umum</text:span></text:p><text:p text:style-name="P24"><text:span text:style-name="T17">2. Institusi/Perusahaan</text:span></text:p><text:p text:style-name="P24"><text:span text:style-name="T17">3. Bagian (Tempat Ditempatkan)</text:span></text:p><text:p text:style-name="P24"><text:span text:style-name="T17">4. Permasalahan</text:span></text:p><text:p text:style-name="P24"><text:span text:style-name="T17"/></text:p><text:p text:style-name="P24"><text:span text:style-name="T17">(SELESAI Tinggal Revisi)</text:span></text:p></office:annotation></text:p>
        </text:list-item>
      </text:list>
      <text:p text:style-name="P4"><text:tab/>Seiring <text:span text:style-name="T2">dengan</text:span> berkembangnya teknologi informatika yang pesat belakangan ini telah memasuki hampir semua bidang kehidupan, hal ini ditandai dengan banyaknya pengguna komputer, baik untuk kepentingan perusahaan atau bisnis sampai kepada hal-hal yang bersifat hiburan, pendidikan, kesehatan <text:span text:style-name="T7">dan pemerintahan</text:span>. Perkembangan ini <text:span text:style-name="T7">terus berkembang dan semua ini telah memberikan banyak dampak positif bagi instansi pemerintahan,</text:span> yakni dengan pengaksesan dan pemrosesan informasi yang cepat, tepat dan akurat.</text:p>
      <text:p text:style-name="P5">Instansi pemerintahan juga memerlukan penggunaan teknologi komputer karena peranan komputer di era globalisasi sekarang ini sangat penting dalam pengolahan informasi di instansi pemerintahan karena dengan menggunakan pengolahan informasi yang berbasis komputer akan mampu menghasilkan suatu informasi yang tepat, akurat dan bermanfaat bagi instansi Pemerintahan. </text:p>
      <text:p text:style-name="P6"><office:annotation office:name="__Annotation__1004_2895524512" loext:resolved="false"><dc:creator>Aska Erlangga</dc:creator><dc:date>2021-07-10T14:55:15.714410799</dc:date><meta:creator-initials>AE</meta:creator-initials><text:p text:style-name="P24"><text:span text:style-name="T18">Hapus bagian tupoksi</text:span></text:p></office:annotation><text:span text:style-name="T15">Badan Perencanaan Pembangunan Daerah (Bappeda)</text:span><office:annotation-end office:name="__Annotation__1004_2895524512"/><text:span text:style-name="T15"> Provinsi Banten merupakan Perangkat Daerah yang melaksanakan Urusan Pemerintahan Fungsi Penunjang di Bidang Perencanaan, Penelitian dan Pengembangan. </text:span>Bidang Sosial dan Pemerintahan memiliki tugas melaksanakan penyusunan dan pelaksanaan kebijakan Provinsi di bidang Kesejahteraan Sosial, Sumber Daya Manusia dan Kebudayaan serta Tata Pemerintahan.</text:p>
      <text:p text:style-name="P13"><text:span text:style-name="T8">Banyaknya daerah yang tersebar di Indonesia memerlukan data perencanaan pembangunan yang terpusat, hal ini dikarenakan </text:span><text:span text:style-name="T9">banyak data perencanaan pembangunan </text:span><text:span text:style-name="T10">yang </text:span><text:span text:style-name="T9">tidak saling terhubung,</text:span><text:span text:style-name="T8"> data-data pembangunan tidak lengkap dan tersebar di masing-masing daerah </text:span><text:span text:style-name="T9">sehingga dibuatlah </text:span><text:span text:style-name="T16">s</text:span><text:span text:style-name="T9">alah satu teknologi informasi untuk mengatasi masalah tersebut yaitu dengan Sistem </text:span><text:span text:style-name="T12">Informasi</text:span><text:span text:style-name="T11"> Pembangunan Daerah </text:span><text:span text:style-name="T13">(SIPD)</text:span><text:span text:style-name="T9"> yang dapat digunakan untuk membantu Badan Perencanaan Pembangunan Daerah (Bappeda) </text:span><text:span text:style-name="T14">dalam penyusunan perencanaan pembangunan daerah.</text:span></text:p>
      <text:p text:style-name="P5"/>
      <text:list xml:id="list150733904366351" text:continue-numbering="true" text:style-name="anak_20_bab">
        <text:list-item>
          <text:p text:style-name="P14">Tujuan dan Manfaat</text:p>
        </text:list-item>
      </text:list>
      <text:list xml:id="list1460068806" text:style-name="pasal">
        <text:list-item>
          <text:p text:style-name="P17">Tujuan <office:annotation loext:resolved="false"><dc:creator>Aska Erlangga</dc:creator><dc:date>2021-07-05T21:39:21.797817241</dc:date><meta:creator-initials>AE</meta:creator-initials><text:p text:style-name="P24"><text:span text:style-name="T18">LULUS REVISI</text:span></text:p></office:annotation></text:p>
          <text:p text:style-name="P21">Tujuan dari penulisan hasil dari Praktek Kerja Nyata (PKN) adalah sebagai berikut :</text:p>
        </text:list-item>
      </text:list>
      <text:list xml:id="list4070957019" text:style-name="anak_20_pasal_20_dari">
        <text:list-item>
          <text:p text:style-name="P22">Agar mendapat pengetahuan dan pengalaman dari dunia kerja secara langsung di dinas terkait.</text:p>
        </text:list-item>
        <text:list-item>
          <text:p text:style-name="P22">Mengetahui masalah dan hambatan yang terjadi pada Sistem Informasi Pembangunan Daerah (SIPD) di Badan Perencanaan Pembangunan Daerah (Bappeda) Provinsi Banten.</text:p>
        </text:list-item>
        <text:list-item>
          <text:p text:style-name="P23">Sebagai bahan referensi bagi penelitian selanjutnya dan semoga dapat membantu menjadi acuan dalam menyelesaikan tugas.</text:p>
        </text:list-item>
      </text:list>
      <text:p text:style-name="P7"/>
      <text:list xml:id="list150734521852165" text:continue-list="list1460068806" text:style-name="pasal">
        <text:list-item>
          <text:p text:style-name="P18">Manfaat<office:annotation loext:resolved="false"><dc:creator>Aska Erlangga</dc:creator><dc:date>2021-07-05T21:39:33.891938763</dc:date><meta:creator-initials>AE</meta:creator-initials><text:p text:style-name="P24"><text:span text:style-name="T18">REVISI (SELESAI)</text:span></text:p><text:p text:style-name="P24"><text:span text:style-name="T18">Tambahkan poin-poin</text:span></text:p></office:annotation></text:p>
          <text:p text:style-name="P21">Manfaat yang dapat diperoleh dari Praktek Kerja Nyata (PKN) adalah sebagai berikut :</text:p>
        </text:list-item>
      </text:list>
      <text:list xml:id="list3143509062" text:style-name="anak_20_pasal_20_dari">
        <text:list-item>
          <text:p text:style-name="P22">Mengetahui kelemahan yang terdapat pada Sistem Informasi Pembangunan Daerah pada Badan Perencanaan Pembangunan Daerah Provinsi Banten.</text:p>
        </text:list-item>
        <text:list-item>
          <text:p text:style-name="P22">Menerapkan materi yang diberikan di perkuliahan dengan praktek langsung di lapangan.</text:p>
        </text:list-item>
        <text:list-item>
          <text:p text:style-name="P22"><text:soft-page-break/>Dapat mengetahui proses penggunaan aplikasi Sistem Informasi Pembangunan Daerah Provinsi Banten</text:p>
        </text:list-item>
      </text:list>
      <text:p text:style-name="P7"/>
      <text:list xml:id="list150733402858032" text:continue-list="list150733904366351" text:style-name="anak_20_bab">
        <text:list-item>
          <text:p text:style-name="P19">Waktu dan Tempat<office:annotation loext:resolved="false"><dc:creator>Aska Erlangga</dc:creator><dc:date>2021-07-05T21:39:55.197136654</dc:date><meta:creator-initials>AE</meta:creator-initials><text:p text:style-name="P24"><text:span text:style-name="T18">LULUS REVISI</text:span></text:p></office:annotation></text:p>
        </text:list-item>
      </text:list>
      <text:list xml:id="list747846364" text:style-name="pasal_20_dari_20_1">
        <text:list-item>
          <text:p text:style-name="P20">Waktu</text:p>
        </text:list-item>
      </text:list>
      <text:p text:style-name="P11">Waktu pelaksanaan Praktek Kerja Nyata (PKN) dilakukan pada tanggal <text:span text:style-name="T4">15</text:span> Maret sampai dengan <text:span text:style-name="T4">1</text:span><text:span text:style-name="T3">5</text:span> April <text:span text:style-name="T4">2021</text:span>.</text:p>
      <text:p text:style-name="P12"/>
      <text:list xml:id="list150734051374820" text:continue-numbering="true" text:style-name="pasal_20_dari_20_1">
        <text:list-item>
          <text:p text:style-name="P20">Tempat</text:p>
        </text:list-item>
      </text:list>
      <text:p text:style-name="P10">Praktek Kerja Nyata (PKN) dilaksanakan <text:span text:style-name="T1">di</text:span> <text:span text:style-name="T4">Badan Perencanaan Pembangunan Daerah</text:span> <text:span text:style-name="T4">Provinsi Banten</text:span> Yang berdomisili Jl. <text:span text:style-name="T5">Raya</text:span> <text:span text:style-name="T5">Palima – Pakupatan </text:span><text:span text:style-name="T6">KP3B</text:span><text:span text:style-name="T5">,</text:span> <text:span text:style-name="T5">Curug</text:span> Telp. ( 0254 ) <text:span text:style-name="T5">267053</text:span> <text:s/>Serang-Bant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Times New Roman" svg:font-family="'Times New Roman'" style:font-family-generic="roman"/>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indent="1.199cm" style:auto-text-indent="false"/>
    </style:style>
    <style:style style:name="P_5f_KEDUA" style:display-name="P_KEDUA" style:family="paragraph" style:parent-style-name="P_5f_PERTAMA">
      <style:paragraph-properties fo:margin-left="1.7cm" fo:margin-right="0cm" fo:line-height="150%"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 style:display-name="anak pasal dari">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a" style:display-name="sub anak pasal dari a">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101cm" fo:margin-left="0cm" fo:margin-right="0cm" fo:margin-bottom="2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0</text:page-number></text:p>
      </style:header>
    </style:master-page>
    <style:master-page style:name="PKN" style:page-layout-name="Mpm2">
      <style:footer>
        <text:p text:style-name="MP2"><text:page-number text:select-page="current">1</text:page-number></text:p>
      </style:footer>
    </style:master-page>
    <style:master-page style:name="First_20_Page" style:display-name="First Page" style:page-layout-name="Mpm1" style:next-style-name="Standard">
      <style:header>
        <text:p text:style-name="Header"><text:page-number text:select-page="current">0</text:page-number></text:p>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PKN_20_setelah_20_bab" style:display-name="PKN setelah bab" style:page-layout-name="Mpm9">
      <style:header>
        <text:p text:style-name="MP3"><text:page-number text:select-page="current">3</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09T17:20:56.990242752</meta:creation-date>
    <dc:date>2021-07-14T15:06:12.208655370</dc:date>
    <meta:editing-duration>PT12H4M25S</meta:editing-duration>
    <meta:editing-cycles>43</meta:editing-cycles>
    <meta:generator>LibreOffice/7.1.4.2$Linux_X86_64 LibreOffice_project/10$Build-2</meta:generator>
    <dc:creator>Aska Erlangga</dc:creator>
    <meta:printed-by>Aska Erlangga</meta:printed-by>
    <meta:print-date>2021-07-14T09:53:38.960326284</meta:print-date>
    <meta:document-statistic meta:table-count="0" meta:image-count="0" meta:object-count="0" meta:page-count="3" meta:paragraph-count="27" meta:word-count="404" meta:character-count="3059" meta:non-whitespace-character-count="2690"/>
  </office:meta>
</office:document-meta>
</file>